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break-before="page">
        <style:tab-stops>
          <style:tab-stop style:position="7.271cm"/>
        </style:tab-stops>
      </style:paragraph-properties>
    </style:style>
    <style:style style:name="P3" style:family="paragraph" style:parent-style-name="Heading_20_1" style:master-page-name="MP0">
      <style:paragraph-properties style:page-number="auto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Normal">
      <style:paragraph-properties fo:margin-left="0cm" fo:margin-right="0cm" fo:text-indent="0.635cm" style:auto-text-indent="false"/>
      <style:text-properties officeooo:paragraph-rsid="00033f5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officeooo:rsid="00033f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bookmark0"/>CALENI DE TOTIUS MORBI TEM-<text:line-break/>PoRIBVS LIBER,<text:bookmark-end text:name="bookmark0"/></text:h>
      <text:h text:style-name="Heading_20_2" text:outline-level="2">Cap. I, </text:h>
      <text:p text:style-name="P5">Itaque totius morbi tempora animantium<text:line-break/>aetatibus anal<text:span text:style-name="Default_20_Paragraph_20_Font"><text:span text:style-name="T1">o</text:span></text:span>ga concipimus; unum quidem ac prunum<text:line-break/>generationis ipsius; alterum ascensus; tertium vig<text:span text:style-name="Default_20_Paragraph_20_Font"><text:span text:style-name="T1">o</text:span></text:span>ris;<text:line-break/>quartum declinationis , quum aegri salvi evasuri sunt ; nam<text:line-break/>quum vel in ascensu vel rigore prius e alta decesserint, li-<text:line-break/>quet talem morbum non omnia tempora pertransiisse. Qui<text:line-break/>vero pertranfit, de omnibus fere suis partibus concertati<text:span text:style-name="Default_20_Paragraph_20_Font"><text:span text:style-name="T1">o</text:span></text:span>nes<text:line-break/>habet; quum quidam vigorem unum esse tempus dicunt,</text:p>
      <text:p text:style-name="P1">quod intellectu solo deprehendatur ; nonnulli vigorem , ut<text:line-break/>in synodis , non esse omnino ; nonnulli vigorem post brevis<text:line-break/>temporis principium induti ; alii non in sus solum, sed etiam<text:line-break/>in reliquis omnibus morbis principium auserant ; alii inter-<text:line-break/>dum et declinationem tollunt , si morbus ex abrupto , ut issi<text:line-break/>voca<text:span text:style-name="Default_20_Paragraph_20_Font"><text:span text:style-name="T1">n</text:span></text:span>t, solvatur. Primum igitur hae controversiae folven-<text:line-break/>dae <text:span text:style-name="Default_20_Paragraph_20_Font"><text:span text:style-name="T1">t</text:span></text:span>unt; deinde accurate morbi totius temporum notiones<text:line-break/>constituendae ; postea ipsorum notae tradendae ; tune dein-<text:line-break/>ceps sequetur ut utilitatem ostendamus, iis quae ad circuitus<text:line-break/>pertinent, admiscentes.</text:p>
      <text:h text:style-name="Heading_20_2" text:outline-level="2">Cap. II. </text:h>
      <text:p text:style-name="P5">Principium igitur morbi, quatenus ali-<text:line-break/>quando salubri statu corporis labascente luvadit, in omnibus<text:line-break/>ipsis est, fine temporis productione conceptum; cum hoc<text:line-break/>tamen non conceditur etiam cujusvis morbi ceu generatio-<text:line-break/>nem esse, quemadmodum in animantibus animadvertimus.<text:line-break/>Non enim ex partibus quibusdam, ut animal ex capite, tho-<text:line-break/>race et artubus, sic etiam morbi compositi furit; naturali</text:p>
      <text:p text:style-name="P1">enim statu excidentes brevissimo quodam temporis fpatio<text:line-break/>generationem sortiuntur ; inde vero usque ad rigorem ascen-<text:line-break/>dunti Esto enim morbus ex intemperie, verbi gratia, unde<text:line-break/>febris etiam constitui nobis demonstrata est. Necessarium<text:line-break/>igitur, ubi calor hic praeter naturam primum natus est, ho-<text:line-break/>minem febricitare, calorernque adusque statum intendi. Nam<text:line-break/>cujus non sunt partes, quomodo hujus erit generatio in tenr-<text:line-break/>pore ? Haec mihi dicta fiunt statim ah initi<text:span text:style-name="Default_20_Paragraph_20_Font"><text:span text:style-name="T1">o , </text:span></text:span>ad eaque re-<text:line-break/>sponsu, febrium, quae cum frigore invadunt, mentione facta.<text:line-break/>At in rircuitibus responsio sufficit; unum ennnparticularium<text:line-break/>temporum totius morbi atque ordine primum est tempus<text:line-break/>frigoris ; sed. ridiculum maxime foret primum tempus accef-<text:line-break/>sionis primae tutius morbi principium existimare. Etenim<text:line-break/>boo tempus, quod morbi priucipiunr nominant,. ad praesidia<text:line-break/>ferenda conducit. -Ac huc respiclens Hippocrates inquit:<text:line-break/><text:span text:style-name="Default_20_Paragraph_20_Font"><text:span text:style-name="T1">incipientibu</text:span></text:span>s <text:span text:style-name="Default_20_Paragraph_20_Font"><text:span text:style-name="T1">morbi</text:span></text:span>s <text:span text:style-name="Default_20_Paragraph_20_Font"><text:span text:style-name="T1">siquid m</text:span></text:span>o<text:span text:style-name="Default_20_Paragraph_20_Font"><text:span text:style-name="T1">vendum videtur , move ; vi-<text:line-break/>gent</text:span></text:span>i<text:span text:style-name="Default_20_Paragraph_20_Font"><text:span text:style-name="T1">bu</text:span></text:span>s <text:span text:style-name="Default_20_Paragraph_20_Font"><text:span text:style-name="T1">vero, quietem praestat agere. </text:span></text:span>Similiter et ab ipso</text:p>
      <text:p text:style-name="P1">illud dictum est: <text:span text:style-name="Default_20_Paragraph_20_Font"><text:span text:style-name="T1">Circa</text:span></text:span> n<text:span text:style-name="Default_20_Paragraph_20_Font"><text:span text:style-name="T1">rinc</text:span></text:span>i<text:span text:style-name="Default_20_Paragraph_20_Font"><text:span text:style-name="T1">pia et fines omnia imbecill</text:span></text:span>i-<text:line-break/><text:span text:style-name="Default_20_Paragraph_20_Font"><text:span text:style-name="T1">ora sunt</text:span></text:span>- Quinetiam de purgatione scriptum reliquit: <text:span text:style-name="Default_20_Paragraph_20_Font"><text:span text:style-name="T1">Cocta<text:line-break/>p</text:span></text:span>u<text:span text:style-name="Default_20_Paragraph_20_Font"><text:span text:style-name="T1">rg</text:span></text:span>ar<text:span text:style-name="Default_20_Paragraph_20_Font"><text:span text:style-name="T1">e convenit et movere, non cruda, neque in p</text:span></text:span>r<text:span text:style-name="Default_20_Paragraph_20_Font"><text:span text:style-name="T1">incipiis,<text:line-break/>nisi turgeant. </text:span></text:span>Adhaec; <text:span text:style-name="Default_20_Paragraph_20_Font"><text:span text:style-name="T1">Jn morbis acutis raro et inprin-<text:line-break/>cip</text:span></text:span>r<text:span text:style-name="Default_20_Paragraph_20_Font"><text:span text:style-name="T1">is utendum purgationibus. </text:span></text:span>Multa insuper alia par<text:span text:style-name="Default_20_Paragraph_20_Font"><text:span text:style-name="T2">tim<text:line-break/></text:span></text:span>ab Hippocrate, partim ab aliis medicis omnibus veteribus<text:line-break/>dicta, non de primae accessionis impetu principium rntelli-<text:line-break/>gere nos sinunt, sed de tempore longiori, quo sanguinem de-<text:line-break/>trahere et clystere uti possimus, interdum si res urgeat, etiam<text:line-break/>purgare ; praeterquam quod ridiculum est , morbis qui intra<text:line-break/>diem septimum solvuntur et iis qui in annum durant, quem-<text:line-break/>admodmn interdum quartana, aequale principium statuere.<text:line-break/>Multa sane de hoc principio etiam in primo de crisibus libro<text:line-break/>diximus, offendentes quomodo primum hoo tempus quispi-<text:line-break/>am cognoverit. Erat autem ejus summa, morbi eruditus.<text:line-break/>Satius est autem et hic illis adiicere ea, quae praesenti tra-<text:line-break/>ctatui fiunt utilia.</text:p>
      <text:h text:style-name="P4" text:outline-level="2">Cap. HI. </text:h>
      <text:p text:style-name="P5">Ponamus igitur primum inflammationis<text:line-break/>principium inquiri Quis non dixerit veluti generationem<text:line-break/>ejus toto illo tempore esse, quo pars sanguinea substantia re-.<text:line-break/>pletur ? Sive enim per interlapsum id contingit, sive pro-<text:line-break/>pter impactionem obstructionemque omnium vastorum, sive<text:line-break/>ob circumstantiam quandam tumorum in meatibus, sive, ut<text:line-break/>nos docuimus in libro de inaequali intemperie et in com-<text:line-break/>mentario de tumoribus praeter naturam, abundantia quae-<text:line-break/>elam sanguinis , quum generatur inflammatio , lu parte col-<text:line-break/>linitur, hoc erit prunum tempus, quo pars assectus magnitu-<text:line-break/>dini subjecta repletur. Quum autem influxus cessaverit et<text:line-break/>quod in parte inflammata continetur, putrefieri coeperit,<text:line-break/>calo<text:span text:style-name="Default_20_Paragraph_20_Font"><text:span text:style-name="T1">r</text:span></text:span> quidam ob putredinem nascitu<text:span text:style-name="Default_20_Paragraph_20_Font"><text:span text:style-name="T1">r</text:span></text:span> et lusio major propte<text:span text:style-name="Default_20_Paragraph_20_Font"><text:span text:style-name="T1">r<text:line-break/></text:span></text:span>calorem, unde etiam spiritus generatu<text:span text:style-name="Default_20_Paragraph_20_Font"><text:span text:style-name="T1">r</text:span></text:span>, atque ob haec am-<text:line-break/>bo pars magis quam antea distenditur, etiamsi nihil influat;<text:line-break/>secundum hoc -tempus esit inflammationis incrementi. At<text:line-break/>quum in pus jam mutatur; maximi videlicet dolores tunc</text:p>
      <text:p text:style-name="P1">partem corripiunt ; <text:span text:style-name="Default_20_Paragraph_20_Font"><text:span text:style-name="T1">nam dum pus generatur, d</text:span></text:span>o<text:span text:style-name="Default_20_Paragraph_20_Font"><text:span text:style-name="T1">l</text:span></text:span>o<text:span text:style-name="Default_20_Paragraph_20_Font"><text:span text:style-name="T1">res scbre</text:span></text:span>s-<text:line-break/><text:span text:style-name="Default_20_Paragraph_20_Font"><text:span text:style-name="T1">que magis fiunt, quam c</text:span></text:span>o<text:span text:style-name="Default_20_Paragraph_20_Font"><text:span text:style-name="T1">nfect</text:span></text:span>o; vocatur autem hujusmodi<text:line-break/>tempus rigor affectionis. Si autem fluor suppuretur, vel<text:line-break/>discutiatur; minoremque tumorem et tensionem reddat, hn-<text:line-break/>jusmodi est declinationis principimn. Sic quidem in in-<text:line-break/>stammatione tempora dividuntur. lu febre, quae ex inflant-<text:line-break/>matione provenit, eadem atque in illa tempora pone<text:span text:style-name="Default_20_Paragraph_20_Font"><text:span text:style-name="T1">n</text:span></text:span>da<text:line-break/>sunt; ejus autem quae ex humore citra inflammationem pro-<text:line-break/>ficiscitur, humorum molestantium cruditatis tempus , princi-<text:line-break/>pium; ubi concoqui coeperint, principium finiri, fecundum<text:line-break/>autem tempus, quod ascensum <text:span text:style-name="Default_20_Paragraph_20_Font"><text:span text:style-name="T1">n</text:span></text:span>ominant, accedere ; at quum<text:line-break/>ipsa concoctio maxime conficitur , vigorem ; inde rursus de-<text:line-break/>clinatio<text:span text:style-name="Default_20_Paragraph_20_Font"><text:span text:style-name="T1">n</text:span></text:span>em, in qua quidem et symptomatum magnitudo et<text:line-break/>eorum qui coquuntur, copia cessarit, restant vero paucae<text:line-break/>adhuc reliquiae eorum , qui concoctionem requirunt, humo-<text:line-break/>ruat Docui autem in opere de crisibus et notas univerfas<text:line-break/>tum concoctionis obscurae, tum omnimodae cruditatis, tum<text:line-break/>evidentis , tum perfectae; has quidem earum , quae ru ve<text:span text:style-name="Default_20_Paragraph_20_Font"><text:span text:style-name="T1">n-</text:span></text:span></text:p>
      <text:p text:style-name="P1">triculo fiunt, coctionum proprias ; illas vero earum, quaeiu<text:line-break/>venis;. alias item earum, quae in spirabilibus <text:span text:style-name="Default_20_Paragraph_20_Font"><text:span text:style-name="T1">organi</text:span></text:span>s.^ Cae-<text:line-break/>terum aliae notae ex dejectionibus, aliae ex urinis , aliae ex<text:line-break/>fputis sumebantur. Atque haec copiosissime in illo commea- .<text:line-break/>tario simul cum Hippocratis dictis percensui, in praesentia<text:line-break/>vero tantum dixisse sufficit, ulcerum quoque eadem esse tem-<text:line-break/>pora. Primum enim sanies aquosae, crudae et tenues ex<text:line-break/>iis defluunt; inde pauciores et crassiores; postea jam pus<text:line-break/>tenue ; postremo minus quidem copia, sed crassius et albidius<text:line-break/>redditur. Quapropter nullus morborum qui solvuntur est,<text:line-break/>qui <text:span text:style-name="Default_20_Paragraph_20_Font"><text:span text:style-name="T1">n</text:span></text:span>on quatuor haec tempora pe<text:span text:style-name="Default_20_Paragraph_20_Font"><text:span text:style-name="T1">r</text:span></text:span>currat; non tamen ex ullo<text:line-break/>alio , quam ex cruditatis et concoctionis signis , quae ab ex-<text:line-break/>crementis accipiuntur, cognitio ipsorum <text:span text:style-name="Default_20_Paragraph_20_Font"><text:span text:style-name="T1">sumitur. </text:span></text:span>Nam quis<text:line-break/>ignorat ventriculum non concoxisse, dej actiones nondum in<text:line-break/>chylum mutatas contemplatus ? Quis nescit infelicem in<text:line-break/>vasis fuisse coctionem, urinam aquosum intuitus ? Quis te- .<text:line-break/>nue sputum in pleuritide vel peripneumouia tussiendo eje-<text:line-break/>ctum similiter conspicatus , non intelliget morbi adhuc esse</text:p>
      <text:p text:style-name="P1">principium? Sic etiam in ophthalmia principio quidem<text:line-break/>copiosus humor, tenuis et incoctus .plurimus defluit; .deinde<text:line-break/>paucior crassiorque, rudimentum quoddam coctionis accipi-<text:line-break/>ens; postea temporis processu copia decrescente, consistori-.<text:line-break/>tia vero ad crassitiem procedente, adeo coctionis signa augen-<text:line-break/>tur, ut etiam palpebrae dormientium oborta lippitudine con-<text:line-break/>glutinentur, quae et ipsa principio tenuis et copiosa, tem-<text:line-break/>poris spatio paucior et crassior evadens, morbi coctionem<text:line-break/>ejusque declinationem ostendit. Quiuetiam humorum, qui<text:line-break/>e cerebro per palatum et nares defluunt, principium quidem<text:line-break/>est, quum aquei tenuesque et copiosi et acres feruntur , ex-<text:line-break/>tremam enim haec cruditatem i<text:span text:style-name="Default_20_Paragraph_20_Font"><text:span text:style-name="T1">n</text:span></text:span>dicant; coctionis notae jam<text:line-break/>simt, crassior et minus aeris et modicus humor, qui evacua-<text:line-break/>fur; quod si mucus et blenna, ut dicunt, simul egrediantur,<text:line-break/>certius jam hoc est coctionis signum; quemadmodum et erasi-<text:line-break/>fior pauci orque reddita multo jam magis concoctionem in-<text:line-break/>nuit. Atque haec sane morborum tempora sunt, ex qui-<text:line-break/>bus aegri servantur.</text:p>
      <text:h text:style-name="P4" text:outline-level="2">Cap. IV. </text:h>
      <text:p text:style-name="P5">De aliis vero, in quibus intereunt; paulo<text:line-break/>post dicam, absolutis prius iis, quae distinctione quadam iir-<text:line-break/>ter praedicta indigent. Unum igitur hoc ipsorum est, an<text:line-break/>vigor perpetuo temporis expers ex <text:span text:style-name="Default_20_Paragraph_20_Font"><text:span text:style-name="T1">t</text:span></text:span>ua natura sit, licet tem-<text:line-break/>poribus conspicuis frequenter extendi sensibus appereat; an<text:line-break/>perpetuo latitutlinem quandam habeat, nunc majorem, nunc<text:line-break/>minorem ; an in morbis quibusdam tempore vacet , in aliis<text:line-break/>tempus habeat. Quia vero longiorem sermonem disputatio<text:line-break/>requirit, risum est mihi totum eum relinquere, imitato Hip-<text:line-break/>pocratem de humeri lunatione verba facientem : -<text:span text:style-name="Default_20_Paragraph_20_Font"><text:span text:style-name="T1">Non tamen<text:line-break/>ego asser</text:span></text:span>o <text:span text:style-name="Default_20_Paragraph_20_Font"><text:span text:style-name="T1">de e</text:span></text:span>o, <text:span text:style-name="Default_20_Paragraph_20_Font"><text:span text:style-name="T1">licet habeam quid dicam</text:span></text:span>. Quemadmodum<text:line-break/>enim ille perpetuo visis sibi contentus fuit , ita ego quoque<text:line-break/>nunc, quae <text:span text:style-name="Default_20_Paragraph_20_Font"><text:span text:style-name="T1">s</text:span></text:span>emper vidi, in medium producam. omnem<text:line-break/>vigorem particularium accessionum temporis [patio fieri con-<text:line-break/>spexi. Quare etiamsi ex natura tempore careat, nullam in-<text:line-break/>de utilitatem percipiemus. Nam quum primum sensui ma-<text:line-break/>niscsta declinatio fit, tum convenientibus ei praesidiis utimur;</text:p>
      <text:p text:style-name="P1">quousque ab aequalibus numeris febris magnitudo constiterit,<text:line-break/>eo usque vigoris magnitudini propria agere convenit. Si-<text:line-break/>mili modo lu ophthalmia , pleuritide , omni iusiammatione<text:line-break/>et in aliis morbis singulis generalia tempora Pensu aestima-<text:line-break/>ta, diversorum auxiliorum usum significant. Logica igitur<text:line-break/>fit contemplatio de vigoris latitudine, sive de particularibus<text:line-break/>accessionibus, sive de tum morbo consideretur; at nunc haec<text:line-break/>distinguere propositum mihi non est, ut ii qui omnia lu om-<text:line-break/>nibus adducunt , factitare sissent , quorum unus est et Arcui-<text:line-break/>genes. Immiscet enim hic vir disputationibus maxime me-<text:line-break/>dicis interdum quaestionem de nominibus , interdum de ipsis<text:line-break/>rebus, fed logicam. Nos vero ut hoc cavimus perpetuo,<text:line-break/>ita nunc quoque faciemus, relicta de rigore quaestione aliis,<text:line-break/>temporisne expers sit, an cum tempore quodam, usum ejus<text:line-break/>metiemur, naturam videntes ; tum in aetatibus , eam quae<text:line-break/>viget, temporis latitudine manifesto dissolvi; tum in morbis,<text:line-break/>interdum longiore , frequenter minore tempore , omnino au-</text:p>
      <text:p text:style-name="P1">tem sensibili. Verum hanc ipsam temporis differentiam cla-<text:line-break/>rius videre licet in animantium aetate vigente. Etenim et<text:line-break/>canes venaticos , et equos pugnaces proprium aliquod opus<text:line-break/>augmenti tempore facientes jam ridemus; post: haec etiam<text:line-break/>adultos ipsus evasisse dicimus , et manifesto conspicamur for-<text:line-break/>Hores, quum antea; quin et peri robore non anno uno, sed<text:line-break/>duobus quoque interdum et tribus permanentes ; sicut homi-<text:line-break/>nes pugiles non tribus anuis modo, sed quatuor etiam et<text:line-break/>quinque frequenter, aequali fortitudine , quantum sensu de-<text:line-break/>prehendimus , perdurare. Eadem ratione et in morbis , ut<text:line-break/>diri, et particulares accessiones rigorem manifesto tempore<text:line-break/>faciunt, et multo his magis universalia totius morbi tempora<text:line-break/>latitudinem quandam obtinent, tum esta omnia, tum nihilo-<text:line-break/>nunus rigor, tum interdum alia singula. Cognoscere autem<text:line-break/>eos interdum aperte licet, aliquando obscure; Vel etiam diu<text:line-break/>plane ignorantur. Hinc quidam morbi statim ubi invadunt,<text:line-break/>vigere videntur-; quod fieri non potest; neque enim quaeno-</text:p>
      <text:p text:style-name="P1">minatur synochos febris, protinus a rigore unquam invasit ;<text:line-break/>verum a primo in<text:span text:style-name="Default_20_Paragraph_20_Font"><text:span text:style-name="T1">t</text:span></text:span>uitu usque ad perfectissimum rigorem,<text:line-break/>horis vel quatuor, vel tribus, ut minimum, pervenit, .lude<text:line-break/>prorsus aequalis sibi permanens continue ad judicium usque.<text:line-break/><text:span text:style-name="Default_20_Paragraph_20_Font"><text:span text:style-name="T1">S</text:span></text:span>ed neque id quod repente maxime invadit , rigere quis di-<text:line-break/>xerit, apoplexiam ; nihil enim tale ad amussim est ; sid brevi<text:line-break/>sime tempore et principium et ascensum percurrit , n<text:span text:style-name="Default_20_Paragraph_20_Font"><text:span text:style-name="T1">o</text:span></text:span>n ta-<text:line-break/>men caret principio, nec statim perfectissime invadit ; quem -<text:line-break/>admodum nec comitialis morbi accessio ; nullus siquidem tam<text:line-break/>fuhito symptomata corripitur, quum ii quibus cervix detrun-<text:line-break/>catm ; quanquam horum quoque secti<text:span text:style-name="Default_20_Paragraph_20_Font"><text:span text:style-name="T1">o</text:span></text:span> primum aliquod tem-<text:line-break/>pus habet et fecundum et tertium et quartum , ut si chiiur-<text:line-break/>gus rem quamlibet secet. At enim , si vis , concedamus sine<text:line-break/>temporis spatio comitialem et apoplecticum fieri collapsum,<text:line-break/>ut quod ab initio proposui, recenseant. Hoc enim ipsum<text:line-break/>symptoma est, collapsus ille, morbus autem h<text:span text:style-name="Default_20_Paragraph_20_Font"><text:span text:style-name="T1">o</text:span></text:span>c non .est, fed<text:line-break/>corporis aliquam necesse est eum, sicut ostensum est, esse asa</text:p>
      <text:p text:style-name="P1">sectionem ; fi vero veI generatae ipsius , veI increscentis no-<text:line-break/>tam nullam habemus , ideo fequens ferme non pervertitur,<text:line-break/>quo omnem morbum necessario per ascensum ad vigorem<text:line-break/>pervenire dicebamus ; feli difficile interdum cognitu et mul-<text:line-break/>tis etiam ignotum testatur hoc esse morborum incrementum.<text:line-break/>Porro verum hoc esse, quod dico, paucissimis verbis lusce<text:line-break/>tibi perfuufero. Scirrhofos tumores plerumque in cruribus<text:line-break/>conspexi statim ab initio sine inflammatione praecedente con-<text:line-break/>stitutos, tribus interdum et quatuor annis paulatim augescen-<text:line-break/>tes, sine manifesto necessariarum cruris actionum impedi-<text:line-break/>mento ; temporis autem processu , propter magnitudinem<text:line-break/>conspicuam, postea tandem incessui incommodare. Quam-<text:line-break/>obrem puta, non enim est impossibile, tumorem quendam in<text:line-break/>caris jecinoris constitui fcirrhofunr. Latebit aliquamdiu hu-<text:line-break/>jus constitutio, postea tamen affectio ipsa manifestior evadet;<text:line-break/>nec tum tamen ex qua affectione hoc accidat, invenire adhuc<text:line-break/>poterimus ; at aliquanto post jam allusio aquae continget, tu-</text:p>
      <text:p text:style-name="P1">more scirrhuso videlicet nondum tactui <text:span text:style-name="Default_20_Paragraph_20_Font"><text:span text:style-name="T1">t</text:span></text:span>e prodente, fed<text:line-break/>postea tandem conspicuus appare<text:span text:style-name="Default_20_Paragraph_20_Font"><text:span text:style-name="T1">n</text:span></text:span>s, prioris nos ignorantiae<text:line-break/>monet. Non paucos itaque vidi lu tali symptomatum via<text:line-break/>brevi tempore tumorem injecore scirrhosio nonparvumosten-.<text:line-break/>disse ; constitutum quidem jamdiu, fed latentum propter ip-<text:line-break/>suus parvitatem et probam musculorum , qui hypochondriis<text:line-break/>subjacent, nutritionem. Postquam vero scirrhus augescens<text:line-break/>gibbas jecinoris partes ascendit, sinrulque atrophiam tum<text:line-break/>aliis animalis partibus , tum musculis hypochondriormn at-<text:line-break/>tusit, ex utrisque his evidenter brevi spatio dignosces, ma-<text:line-break/>guitudiue ipsius scilicet jam iusigni. Hujusmodi sime omnia<text:line-break/>affectatum partium inspectioni conjuncta sunt, de qua in<text:line-break/>praesenti considerare institutum meum non est; de commu-<text:line-break/>nione tamen ipsorum non citra frugem est disputatum. Ve-<text:line-break/>runr fiermo primum institutus opportune modo repetetur..<text:line-break/>Morbi uniuscuj usque proprium esit generationis tempus, in-<text:line-break/>turdum sensiri manifestum , interdum non manifestum ; post<text:line-break/>quod rursus incrementi tempus est, non aeque manifestum,</text:p>
      <text:p text:style-name="P1">neque ipsimi lu omnibus ; quae algoris tempus sequitur om-<text:line-break/>nino sensibile; quum fateamur nos nullam aliquando nolam<text:line-break/>evidentem principii morbi et incrementi habere. In his<text:line-break/>igitur ad artis usum vere lices, fotum rigoris tempus esset<text:line-break/>Si vero <text:span text:style-name="Default_20_Paragraph_20_Font"><text:span text:style-name="T1">t</text:span></text:span>alus futura est, sequitur ipsum prorsus decli<text:span text:style-name="Default_20_Paragraph_20_Font"><text:span text:style-name="T1">n</text:span></text:span>atio-<text:line-break/>nrs tempus , et hoc sensui subjectum , ut quod non simplici,<text:line-break/><text:span text:style-name="Default_20_Paragraph_20_Font"><text:span text:style-name="T1">t</text:span></text:span>ed lato spatio constet. Etenim si per sanguinis eruptionem,<text:line-break/>veI fudores aliquis .acute Iudicetur , tempus certe declinatio-<text:line-break/>nis et huic .est manisestum. Quod si minus hoc in estis<text:line-break/>morbis fiat, et tribus vel quatuor vel pluribus diebus de-<text:line-break/>clinet, hoc nihil priorem sermonem offendere ridetur; ne.-<text:line-break/>que pronunciati <text:span text:style-name="Default_20_Paragraph_20_Font"><text:span text:style-name="T1">t</text:span></text:span>ummam subvertit, <text:span text:style-name="Default_20_Paragraph_20_Font"><text:span text:style-name="T1">t</text:span></text:span>ed relinquitur adhuc<text:line-break/>omnium morborum, qui solvuntur, ut rigorem, sic etiam<text:line-break/>declinationem quandam esse.</text:p>
      <text:h text:style-name="Heading_20_2" text:outline-level="2">Cap. V.</text:h>
      <text:p text:style-name="P5"><text:s/>His a nobis abunde demonstratis , de mor- .<text:line-break/>his, qui non solvuntur, considerabimus. Duplex autem eo-<text:line-break/>rum natura est ; nonnulli enim. ipsorum constitutionem ha-</text:p>
      <text:p text:style-name="P1">bent, quum exactu illam absolutum lusit consecuti; assi ex<text:line-break/>natura quidem illorum sunt, qui solvuntur, sed quum oc-<text:line-break/>cidere occupant , secundum hoc eis fieri contingit. Triplex<text:line-break/>quoque horum modus est ; aut enim propter - aegrotantis<text:line-break/>imbecillitatem, aut propter morborum vim, aut propter<text:line-break/>utrumque prius enecant quum soluti surt. Alia ratione<text:line-break/>communis unus omnium hujusmodi modus est , quum supra<text:line-break/>vires existunt. Nam quod aegrotantis exitium continet, in<text:line-break/>hoc positum est. , qu<text:span text:style-name="Default_20_Paragraph_20_Font"><text:span text:style-name="T1">o</text:span></text:span>d neque servari quis possit , nisi natura<text:line-break/>morbum superaverit; neque perire, nisi natura ricta sit,<text:line-break/>morbusqne ea superi<text:span text:style-name="Default_20_Paragraph_20_Font"><text:span text:style-name="T1">o</text:span></text:span>r evaserit. Hinc est, qu<text:span text:style-name="Default_20_Paragraph_20_Font"><text:span text:style-name="T1">o</text:span></text:span>d n<text:span text:style-name="Default_20_Paragraph_20_Font"><text:span text:style-name="T1">o</text:span></text:span>nnulli<text:line-break/>unum ex magno m<text:span text:style-name="Default_20_Paragraph_20_Font"><text:span text:style-name="T1">o</text:span></text:span>rbo, qui in relatione consistit, significari<text:line-break/>arbitrantur, ignorantes interdum etiam magnum morbum<text:line-break/>ita diri, quemadmodum si majorem diceremus , quum supra<text:line-break/>vires nostras est; dici autem et ex propria substantia, ut<text:line-break/>h<text:span text:style-name="Default_20_Paragraph_20_Font"><text:span text:style-name="T1">o</text:span></text:span>minem , vel equum , vel b<text:span text:style-name="Default_20_Paragraph_20_Font"><text:span text:style-name="T1">o</text:span></text:span>vem magnum. Caeterum de<text:line-break/>h<text:span text:style-name="Default_20_Paragraph_20_Font"><text:span text:style-name="T1">o</text:span></text:span>c duplici significatu srequenter jam alibi suximus; omnia<text:line-break/>autem in omnibus elaborare, nugatorium est; qu<text:span text:style-name="Default_20_Paragraph_20_Font"><text:span text:style-name="T1">o</text:span></text:span>d itaque</text:p>
      <text:p text:style-name="P1">ad praefens opus conducit, hoc dicam. Morbi si<text:span text:style-name="Default_20_Paragraph_20_Font"><text:span text:style-name="T1">n</text:span></text:span>guli ex<text:line-break/><text:span text:style-name="Default_20_Paragraph_20_Font"><text:span text:style-name="T1">t</text:span></text:span>ua quidem natura magnitudinem quandam possident, melius<text:line-break/>enim est sic appellere claritatis gratia. Haec morbi magui-<text:line-break/>tudo vel <text:span text:style-name="Default_20_Paragraph_20_Font"><text:span text:style-name="T1">t</text:span></text:span>upra vires est, ut eas gravet ; vel e contrario viri-<text:line-break/>bus aegri imbecillior, ut ab istis superetur, si omnia bene<text:line-break/>fiant. Proinde quum supra vires fuerit, homo prorsus<text:line-break/>morietur.</text:p>
      <text:h text:style-name="Heading_20_2" text:outline-level="2">Cap. UI. </text:h>
      <text:p text:style-name="P5">At morbi tempora tum partim similiter ac<text:line-break/>in praedictis sumuntur, partim dissimiliter. Principium<text:line-break/>e<text:span text:style-name="Default_20_Paragraph_20_Font"><text:span text:style-name="T1">n</text:span></text:span>im simili modo lu morbi generatione constitutionem habet;<text:line-break/>afcensus autem non lu concoquend<text:span text:style-name="Default_20_Paragraph_20_Font"><text:span text:style-name="T1">a</text:span></text:span> , sicut in iis , qui super-<text:line-break/>stites futuri fiunt, fed in cruditatis lethalibusque signis con-<text:line-break/>sistit. Demonstravimus enim, ni fallimur, haec inter si:<text:line-break/>differre; attamen et nunc ipsermn nonnulla ad memoriam<text:line-break/>refricandum dicentur. Itaque urina boni coloris et medio-<text:line-break/>criter crassa omnium est optima, quantum ad colorem eti<text:line-break/>consistentiam ; adesse autem ei vel salubre enaeorema , vel</text:p>
      <text:p text:style-name="P1">nebulam convenit, vel sedhnentum, ut morbi natura postu-<text:line-break/>laverit Alia enim in biliosis morbis, alia lu plenitudini- .<text:line-break/>bus ex crudis humoribus ortis fedimenta fieri demonstravi-<text:line-break/>mus. Ex opposito, ut ita dicam, cruda urina est, quae<text:line-break/>neque suspensum quicquam, neque sedimeutum, neque ne-<text:line-break/>bulam habet, imo neque crassitiem usiam aut flavum colo-<text:line-break/>rem assumpsit , sed alba est et consistentia tenuis , quemad-<text:line-break/>modum aqua. Si tamen nebulae quaedam , vel suspensum,<text:line-break/>vel sedimentunr ip ipsa nigrum suerit , et maxime si tota sit<text:line-break/>obscura, lethalis est; quemadmodum. et si quaedam parti<text:line-break/>farinae . crassiori . similia , vel laminis, in ea appareant.<text:line-break/>Quinetiarn quae vehementer . foetet, et quae pinguis est,<text:line-break/>quam oleaceam vocant, mortem minatur. Hae igitur sunt<text:line-break/>urinae, magni morbi notae , quem natura sua magnum esse<text:line-break/>dicebam. Magnus etiam, si sputum pleuritide et peripneu-<text:line-break/>monia labo<text:span text:style-name="Default_20_Paragraph_20_Font"><text:span text:style-name="T1">r</text:span></text:span>antibus vel nigrum vel fulvum vehementer,<text:line-break/>vel spumans, vel impense foetidum est, vel non expuitur<text:line-break/>omnino, ingenti dolore, vel spirandi difficultate hominem</text:p>
      <text:p text:style-name="P1">occupante. Respondet his et in aliis morbis , qui jecur et<text:line-break/>ventriculum exercent, lethalium lignorum genus ; unde<text:line-break/>hujusmodi morborum rigorem similiter atque salubrium<text:line-break/>determinare non licet ; nam illic maximae accessiones statum<text:line-break/>definiebant ; hic autem maximae accessiones non aeque pus-<text:line-break/>sunt determinari ; quippe quum morbus omnino non c<text:span text:style-name="Default_20_Paragraph_20_Font"><text:span text:style-name="T1">o</text:span></text:span>neo-<text:line-break/>quatur; verum intellectu id quod maximum est, accipere<text:line-break/>oportet, ad quod alias morbus pervenit, alias prius occi-<text:line-break/>dit. In inflammatione quae s<text:span text:style-name="Default_20_Paragraph_20_Font"><text:span text:style-name="T1">o</text:span></text:span>lvitur , puris generatio vigoris<text:line-break/>terminus est; in cavero, quae solvenda non est, fieri qui-.<text:line-break/>dem potest, ut homo lu eius nscensu moriatur; fieri ver<text:span text:style-name="Default_20_Paragraph_20_Font"><text:span text:style-name="T1">o<text:line-break/></text:span></text:span>etiam potest, ut vires validissimae existentes ad extremam<text:line-break/>usque magnitudinem perdurent. Hujus .etenim inflamma-<text:line-break/>tin<text:span text:style-name="Default_20_Paragraph_20_Font"><text:span text:style-name="T1">n</text:span></text:span>is, quando solvenda n<text:span text:style-name="Default_20_Paragraph_20_Font"><text:span text:style-name="T1">o</text:span></text:span>n est, maxima magnitudo vel in<text:line-break/>gaugraenam , vel lu putredinem terminatur ; quousque vero<text:line-break/>horum nihil adsit, augeri ipsa potest. Ad similitudi<text:span text:style-name="Default_20_Paragraph_20_Font"><text:span text:style-name="T1">n</text:span></text:span>em<text:line-break/>vero inflammationis aliorum morborum uuiuscujusque</text:p>
      <text:p text:style-name="P1">generis incrementa censeantur. Diximus autem ipsorum<text:line-break/>non ge<text:span text:style-name="Default_20_Paragraph_20_Font"><text:span text:style-name="T1">n</text:span></text:span>era modo, fed etiam differentias et species libro uno,<text:line-break/>qui de morborum differentiis inscribitur. Uni autem maxi-<text:line-break/>mc animum te adhibere velim , quo neglecto , non medio-<text:line-break/>criter quis errare possit.</text:p>
      <text:h text:style-name="Heading_20_2" text:outline-level="2">Cap. VII. </text:h>
      <text:p text:style-name="P5">Nam uno et eodem tempore duobus, tri-<text:line-break/>busve morbis homo i<text:span text:style-name="Default_20_Paragraph_20_Font"><text:span text:style-name="T1">n</text:span></text:span>festari potest, quorum alius jam de-<text:line-break/>clinet, alius pri<text:span text:style-name="Default_20_Paragraph_20_Font"><text:span text:style-name="T1">n</text:span></text:span>cipii tempus adhuc vel inerementi pri-<text:line-break/>morella occupet, tertius plurimum auctus sit; deinde mori,<text:line-break/>non propter declinantem, aut nunc i<text:span text:style-name="Default_20_Paragraph_20_Font"><text:span text:style-name="T1">n</text:span></text:span>cipientem, fed ob ve-<text:line-break/>hementer auctum. lu primis igitur tria facultatum corpus<text:line-break/>totum gubernantium principia considera, quo in statu sint;<text:line-break/>dico autem haec, cerebrum, cor et jecur; deinde alias<text:line-break/>quoque universas partes ex singulis principiis ortas, nervos,<text:line-break/>venas et arterias; ad haec illas, quae naturum propriam<text:line-break/>quidem habent, fed ab omnibus principiis reguntur, quae-<text:line-break/>dant sane aequaliter, quaedam ab hoc magis, ab illo minus.</text:p>
      <text:p text:style-name="P1">Nam ex hac speculatione primum utrum unus, an plures<text:line-break/>in homine morbi sint, invenies; postea cujusque propria<text:line-break/>tempora inspice ad praesidiorum inventionem necessaria , ob<text:line-break/>quam sirrmo hic nobis elaboratur.</text:p>
      <text:h text:style-name="Heading_20_2" text:outline-level="2">Cap. VIH. </text:h>
      <text:p text:style-name="P5">Etenim <text:span text:style-name="Default_20_Paragraph_20_Font"><text:span text:style-name="T1">circa princ</text:span></text:span>i<text:span text:style-name="Default_20_Paragraph_20_Font"><text:span text:style-name="T1">pia</text:span></text:span>r<text:span text:style-name="Default_20_Paragraph_20_Font"><text:span text:style-name="T1">et fines</text:span></text:span> o<text:span text:style-name="Default_20_Paragraph_20_Font"><text:span text:style-name="T1">mnia<text:line-break/>imbecilli</text:span></text:span>o<text:span text:style-name="Default_20_Paragraph_20_Font"><text:span text:style-name="T1">ra sunt; in vigore sari</text:span></text:span>in<text:span text:style-name="Default_20_Paragraph_20_Font"><text:span text:style-name="T1">ra;</text:span></text:span> quae haec mterce-<text:line-break/>dunt, medio ordine consistunt. Nam principio viciniora,<text:line-break/>vigori propinquioribus imbecilliora fiant, sicut etiam fini<text:line-break/>propiora; quae vero aeque a principio et rigore absunt,<text:line-break/>mediant utriusque extremorum vim obtinent; pari modo<text:line-break/>quae a vigore et fine aeque recedunt , media et haec pro-<text:line-break/>priorum extremorum sirut. Igitur in rigore quod rniti-<text:line-break/>gandi vim habet, in curatione praepollere debet; in pri<text:span text:style-name="Default_20_Paragraph_20_Font"><text:span text:style-name="T1">n-<text:line-break/></text:span></text:span>cipio et fine, quod vehementer agit; at menia tempora pro<text:line-break/>extremorum proportione capiantur, ut in medendi methodi<text:line-break/>libris copiosius dictum est, nunc vero rudimenti loco ipsa<text:line-break/>capita rerum percensui, usum temporum lu morbis distes</text:p>
      <text:p text:style-name="P1">rentiae ostendens. Neque enim quam quis rictus rationem<text:line-break/>instituat, invenire poterit, neque <text:span text:style-name="Default_20_Paragraph_20_Font"><text:span text:style-name="T1">quando abstineat</text:span></text:span>, quau-<text:line-break/>do nutriat, si<text:span text:style-name="Default_20_Paragraph_20_Font"><text:span text:style-name="T1">n</text:span></text:span>e certa temporum distinctione, siquidem<text:line-break/>coniicere oportet statim ab luitio, quando morbi rigor su-<text:line-break/>turus sit, et quantae laborantis vires existant. Si namque<text:line-break/>vigoris tempori etiam sine alimenti exhibitione sufficere<text:line-break/>queat, optimum fuerit, donec morbus declinare coeperit,<text:line-break/>a cibo abstinere; quod si <text:span text:style-name="Default_20_Paragraph_20_Font"><text:span text:style-name="T1">s</text:span></text:span>ufficere citra cibunr non possit,<text:line-break/>protinus ab initio, quolibet apto ad alimentum tempore<text:line-break/>alendus aeger est; hoc autem tempus est remissionis. Voco<text:line-break/>autem remissionem modo fecundam partem totius circuitus<text:line-break/>in duo univerfa divisi, accessionem et remissionem. Hippo-<text:line-break/>crates itaque omuiunr- primus, quos sitiamus, recte haec<text:line-break/>distinxit; praestat vero artem ipsius excolere, quod nemo<text:line-break/>prope factitarit ; nonnulli etiam ab ea plane recedentes , lu<text:line-break/>verborum ambages abierunt, ut A<text:span text:style-name="Default_20_Paragraph_20_Font"><text:span text:style-name="T1">r</text:span></text:span>cliigeues cum in alus<text:line-break/>omnibus , tum in duobus libris , quos de morborunr tempe-<text:line-break/>vibus inscripsit. Hoc clare difces, si haec duo adamussim</text:p>
      <text:p text:style-name="P2">difquisieris; unum, an haec, quae toto hoc libro declaravi,<text:line-break/>ad curationem et praenotionem utilissima sint; alterum, an .<text:line-break/>ab Archigene dictum sit aliquid; si enim quum nihil his<text:line-break/>desit, dicere videatur alia, dupliciter peccat, tum quod<text:line-break/>neque utilia doceat, .tum quod longis inutilium rerum nugis<text:line-break/>librorum sinorum lectores opprima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7</dc:title>
    <dc:subject/>
    <meta:initial-creator>Galien</meta:initial-creator>
    <meta:creation-date>2023-01-12T08:07:00Z</meta:creation-date>
    <dc:date>2023-01-12T09:08:27.293000000</dc:date>
    <meta:editing-cycles>3</meta:editing-cycles>
    <meta:editing-duration>PT2M16S</meta:editing-duration>
    <meta:document-statistic meta:table-count="0" meta:image-count="0" meta:object-count="0" meta:page-count="23" meta:paragraph-count="37" meta:word-count="3229" meta:character-count="21687" meta:non-whitespace-character-count="18487"/>
    <meta:template xlink:type="simple" xlink:actuate="onRequest" xlink:title="" xlink:href="Normal.dotm"/>
  </office:meta>
</office:document-meta>
</file>